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56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57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58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59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60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61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62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63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6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officeooo:rsid="00198950"/>
    </style:style>
    <style:style style:name="T7" style:family="text">
      <style:text-properties officeooo:rsid="00230e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d7ceb" style:font-weight-asian="bold" style:font-weight-complex="bold"/>
    </style:style>
    <style:style style:name="T10" style:family="text">
      <style:text-properties fo:font-weight="bold" officeooo:rsid="0041803b" style:font-weight-asian="bold" style:font-weight-complex="bold"/>
    </style:style>
    <style:style style:name="T11" style:family="text">
      <style:text-properties fo:font-weight="bold" officeooo:rsid="006ed093" style:font-weight-asian="bold" style:font-weight-complex="bold"/>
    </style:style>
    <style:style style:name="T12" style:family="text">
      <style:text-properties officeooo:rsid="002e49e6"/>
    </style:style>
    <style:style style:name="T13" style:family="text">
      <style:text-properties officeooo:rsid="0039b661"/>
    </style:style>
    <style:style style:name="T14" style:family="text">
      <style:text-properties officeooo:rsid="003d7ceb"/>
    </style:style>
    <style:style style:name="T15" style:family="text">
      <style:text-properties officeooo:rsid="003ec79f"/>
    </style:style>
    <style:style style:name="T16" style:family="text">
      <style:text-properties officeooo:rsid="00498a67"/>
    </style:style>
    <style:style style:name="T17" style:family="text">
      <style:text-properties officeooo:rsid="004e9d65"/>
    </style:style>
    <style:style style:name="T18" style:family="text">
      <style:text-properties officeooo:rsid="0054de03"/>
    </style:style>
    <style:style style:name="T19" style:family="text">
      <style:text-properties officeooo:rsid="00693d63"/>
    </style:style>
    <style:style style:name="T20" style:family="text">
      <style:text-properties fo:font-style="normal" officeooo:rsid="00698bb0" style:font-style-asian="normal" style:font-style-complex="normal"/>
    </style:style>
    <style:style style:name="T21" style:family="text">
      <style:text-properties officeooo:rsid="00698bb0"/>
    </style:style>
    <style:style style:name="T22" style:family="text">
      <style:text-properties fo:font-style="italic" officeooo:rsid="00698bb0" style:font-style-asian="italic" style:font-style-complex="italic"/>
    </style:style>
    <style:style style:name="T23" style:family="text">
      <style:text-properties officeooo:rsid="006ed093"/>
    </style:style>
    <style:style style:name="T24" style:family="text">
      <style:text-properties officeooo:rsid="0079a3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55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56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55">Single Page A<text:span text:style-name="T6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57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7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2">1. </text:span>Sometimes, <text:span text:style-name="T8">files will load but content will not be available because some modules haven’t finished loading. </text:span></text:p>
      <text:p text:style-name="P16"><text:span text:style-name="T12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13">mainly used in node modules</text:span></text:p>
          <text:list>
            <text:list-item>
              <text:p text:style-name="P37">sender file needs <text:span text:style-name="T8">module.exports</text:span></text:p>
            </text:list-item>
            <text:list-item>
              <text:p text:style-name="P37">reciever file needs <text:span text:style-name="T8">require</text:span></text:p>
            </text:list-item>
            <text:list-item>
              <text:p text:style-name="P37"><text:span text:style-name="T8">*</text:span><text:span text:style-name="T10">reference lab 1 for implementation </text:span></text:p>
            </text:list-item>
          </text:list>
        </text:list-item>
        <text:list-item>
          <text:p text:style-name="P37">AMD – <text:span text:style-name="T14">Asynchronous module definition – </text:span><text:span text:style-name="T9">used mainly in front end applications</text:span></text:p>
          <text:list>
            <text:list-item>
              <text:p text:style-name="P37">sender file needs <text:span text:style-name="T8">define</text:span></text:p>
            </text:list-item>
            <text:list-item>
              <text:p text:style-name="P37">reciever file needs <text:span text:style-name="T8">require</text:span></text:p>
            </text:list-item>
          </text:list>
        </text:list-item>
        <text:list-item>
          <text:p text:style-name="P37">ES2015 – <text:span text:style-name="T15">ecmascript standard 2015</text:span></text:p>
          <text:list>
            <text:list-item>
              <text:p text:style-name="P37">sender file needs <text:span text:style-name="T8">export</text:span></text:p>
            </text:list-item>
            <text:list-item>
              <text:p text:style-name="P37">reciever file needs <text:span text:style-name="T8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58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8">webpack.config.js </text:span><text:span text:style-name="T16">in the root directory</text:span></text:p>
        </text:list-item>
      </text:list>
      <text:p text:style-name="P17"><text:span text:style-name="T8"><text:s/>/</text:span><text:span text:style-name="T16">project1 </text:span></text:p>
      <text:p text:style-name="P19">webpack.config.js</text:p>
      <text:list xml:id="list95532135072770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95532785353103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17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17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95532283456071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18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64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8">babel-loader : </text:span>teaches babel how to work with webpack</text:p>
        </text:list-item>
        <text:list-item>
          <text:p text:style-name="P45"><text:span text:style-name="T8">babel-core : </text:span>knows how to take in code, parse it, and generate output files</text:p>
        </text:list-item>
        <text:list-item>
          <text:p text:style-name="P45"><text:span text:style-name="T8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8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95532425133557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1">test: / </text:span><text:span text:style-name="T22">\.js$ /</text:span><text:span text:style-name="T20">,</text:span></text:p>
      <text:p text:style-name="P27"><text:s text:c="6"/>}</text:p>
      <text:p text:style-name="P27"><text:s text:c="4"/>]</text:p>
      <text:p text:style-name="P28"><text:span text:style-name="T19"><text:s text:c="2"/>} </text:span><text:s/></text:p>
      <text:list xml:id="list95531170457900" text:continue-numbering="true" text:style-name="L5">
        <text:list-item>
          <text:p text:style-name="P48">Create a .babelrc – <text:span text:style-name="T8">babelrc specifies what to do to each js file, </text:span><text:span text:style-name="T11">Add babel-present-env inside this file.</text:span></text:p>
        </text:list-item>
      </text:list>
      <text:p text:style-name="P29"><text:span text:style-name="T11">//.</text:span><text:span text:style-name="T23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59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60">Styles and CSS Loader </text:p>
      <text:p text:style-name="P61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62"><text:span text:style-name="T1">CSS Loader will allow css’s to be accompanied into the index.js work </text:span></text:p>
      <text:p text:style-name="P63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95533188538332" text:continue-numbering="true" text:style-name="L6">
        <text:list-item>
          <text:p text:style-name="P52"><text:span text:style-name="T24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95533101191888" text:continue-numbering="true" text:style-name="L6">
        <text:list-item>
          <text:p text:style-name="P54">Install 2 new modules </text:p>
          <text:list>
            <text:list-item>
              <text:p text:style-name="P54"><text:span text:style-name="T8">css – loader – </text:span>knows how to deal with css imports </text:p>
            </text:list-item>
            <text:list-item>
              <text:p text:style-name="P54"><text:span text:style-name="T8">style-loader</text:span> – takes css imports and adds them to the html doc</text:p>
            </text:list-item>
          </text:list>
        </text:list-item>
        <text:list-item>
          <text:p text:style-name="P54"/>
        </text:list-item>
      </text:list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62"><text:span text:style-name="T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09:55:30.862305185</dc:date>
    <meta:editing-duration>PT6H30M38S</meta:editing-duration>
    <meta:editing-cycles>76</meta:editing-cycles>
    <meta:generator>LibreOffice/6.0.7.3$Linux_X86_64 LibreOffice_project/00m0$Build-3</meta:generator>
    <meta:document-statistic meta:table-count="0" meta:image-count="3" meta:object-count="0" meta:page-count="6" meta:paragraph-count="122" meta:word-count="769" meta:character-count="4628" meta:non-whitespace-character-count="3878"/>
  </office:meta>
</office:document-meta>
</file>